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font-name="Arial" fo:font-size="8pt" fo:font-weight="bold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size="10pt"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4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6" office:value-type="string">
            <text:p>comments</text:p>
          </table:table-cell>
          <table:table-cell table:style-name="ce6" office:value-type="string">
            <office:annotation office:display="true" draw:style-name="gr1" draw:text-style-name="P2" svg:width="2.895cm" svg:height="1.781cm" svg:x="29.976cm" svg:y="1.677cm" draw:caption-point-x="-1.35cm" draw:caption-point-y="-1.667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5" table:number-columns-repeated="1007"/>
          <table:table-cell table:style-name="ce18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6" office:value-type="string">
            <text:p>An Icon to represent the KDE Financial applications (kmymoney, kraft, skrooge,...).</text:p>
          </table:table-cell>
          <table:table-cell table:style-name="ce6"/>
          <table:table-cell table:style-name="ce8"/>
          <table:table-cell table:style-name="ce10" table:number-columns-repeated="4"/>
          <table:table-cell table:style-name="ce8"/>
          <table:table-cell table:style-name="ce8" table:formula="of:=[.O2]+[.P2]" office:value-type="float" office:value="120">
            <text:p>120</text:p>
          </table:table-cell>
          <table:table-cell table:style-name="ce8" table:formula="of:=COUNTBLANK([.I2:.L31])" office:value-type="float" office:value="108">
            <text:p>108</text:p>
          </table:table-cell>
          <table:table-cell table:style-name="ce8" table:formula="of:=COUNTA([.I2:.L31])" office:value-type="float" office:value="12">
            <text:p>12</text:p>
          </table:table-cell>
          <table:table-cell table:style-name="ce16" table:formula="of:=[.P2]/[.N2]" office:value-type="percentage" office:value="0.1">
            <text:p>10,00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6" office:value-type="string">
            <text:p>The Financial stack : http://techbase.kde.org/Projects/KdeFinance/Alkimia</text:p>
          </table:table-cell>
          <table:table-cell table:style-name="ce6"/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7" office:value-type="string">
            <text:p>We are quite happy with Skrooge's current icon, but feel free to propose something better.</text:p>
          </table:table-cell>
          <table:table-cell table:style-name="ce7" office:value-type="string">
            <text:p>skrooge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7" office:value-type="string">
            <text:p>We are quite happy with KMyMoney's current icon, but feel free to propose something better.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7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7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1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7" office:value-type="string">
            <text:p>A bank or any other financial institution</text:p>
          </table:table-cell>
          <table:table-cell table:style-name="ce7" office:value-type="string">
            <text:p>Institution (kmymoney's)</text:p>
          </table:table-cell>
          <table:table-cell table:style-name="ce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7" office:value-type="string">
            <text:p>Icon to represent bank account</text:p>
          </table:table-cell>
          <table:table-cell table:style-name="ce7"/>
          <table:table-cell table:style-name="ce2"/>
          <table:table-cell table:style-name="ce13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7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7" office:value-type="string">
            <text:p>Display a list of financial transactions (expenditures, incomes)</text:p>
          </table:table-cell>
          <table:table-cell table:style-name="ce7"/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7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7" office:value-type="string">
            <text:p>Categories (KmyMoney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7" office:value-type="string">
            <text:p>Display a list of currencies, with a graph showing the evolution of their value over time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7" office:value-type="string">
            <text:p>The payment mode used for this operation. Classical examples are credit card, cheque, transfers..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/>
          <table:table-cell table:style-name="ce7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7" office:value-type="string">
            <text:p>Split Icon (Skrooge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7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7" office:value-type="string">
            <text:p>Merge two operations : one imported, and one manually entered, so that only one remains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7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7" office:value-type="string">
            <text:p>tracker (skrooge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7" office:value-type="string">
            <text:p>???? See Stephane !!!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7" office:value-type="string">
            <text:p>Represents any account of the asset group (see below)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7" office:value-type="string">
            <text:p>Represents a checking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7" office:value-type="string">
            <text:p>Represents a savings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7" office:value-type="string">
            <text:p>Represents e.g. opening and closing balance accounts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7" office:value-type="string">
            <text:p>Represents a portfolio of stock accounts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7" office:value-type="string">
            <text:p>Represents a single investment for a specific stock/fund/etc.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7" office:value-type="string">
            <text:p>A loan where you lend the money to someone else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7" office:value-type="string">
            <text:p>Represents any account of the liability group (see below)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/>
          <table:table-cell table:style-name="ce7" office:value-type="string">
            <text:p>Specific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7" office:value-type="string">
            <text:p>A loan where you borrow money from someone else </text:p>
          </table:table-cell>
          <table:table-cell table:style-name="ce7" office:value-type="string">
            <text:p>kmymoney's</text:p>
          </table:table-cell>
          <table:table-cell table:style-name="ce7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7" office:value-type="string">
            <text:p>Category representing income </text:p>
          </table:table-cell>
          <table:table-cell table:style-name="ce7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7" office:value-type="string">
            <text:p>Category representing expenses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/>
          <table:table-cell table:style-name="ce7" office:value-type="string">
            <text:p>Gives access to the investment management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7" office:value-type="string">
            <text:p>Allows access budget information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7" office:value-type="string">
            <text:p>This will attempt to display future information about your finances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7" office:value-type="string">
            <text:p>Hide transaction that have a reconciled status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7" office:value-type="string">
            <text:p>Hide categories that have no transaction assigned to them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7" office:value-type="string">
            <text:p>Match the transactions in your account with the info from the organization holding your account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7" office:value-type="string">
            <text:p>link an account to an online banking account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7" office:value-type="string">
            <text:p>Cut the link between an account and an online banking account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7" office:value-type="string">
            <text:p>Conversion rates for securities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7" office:value-type="string">
            <text:p>Manually enter a transaction from a schedule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7" office:value-type="string">
            <text:p>Unmatch a previously matched transaction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/>
          <table:table-cell table:style-name="ce7" office:value-type="string">
            <text:p>Displays a Tree of documents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2"/>
          <table:table-cell table:style-name="ce7" office:value-type="string">
            <text:p>Displays a list of catalogs. example : a supplier's catalog showing his products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30">30-04-2010</text:date>, <text:time>02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11</meta:editing-cycles>
    <dc:date>2010-04-30T02:40:15</dc:date>
    <meta:creation-date>2009-06-08T20:46:30</meta:creation-date>
    <meta:editing-duration>PT14H44M31S</meta:editing-duration>
    <meta:document-statistic meta:table-count="3" meta:cell-count="255" meta:object-count="0"/>
    <meta:user-defined meta:name="qrichtext">1</meta:user-defined>
  </office:meta>
</office:document-meta>
</file>